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3765*"/>
    </style:style>
    <style:style style:name="Tabelle3.B" style:family="table-column">
      <style:table-column-properties style:column-width="9.155cm" style:rel-column-width="5190*"/>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3765*"/>
    </style:style>
    <style:style style:name="Tabelle4.B" style:family="table-column">
      <style:table-column-properties style:column-width="9.155cm" style:rel-column-width="519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3765*"/>
    </style:style>
    <style:style style:name="Tabelle5.B" style:family="table-column">
      <style:table-column-properties style:column-width="9.155cm" style:rel-column-width="5190*"/>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3765*"/>
    </style:style>
    <style:style style:name="Tabelle6.B" style:family="table-column">
      <style:table-column-properties style:column-width="9.155cm" style:rel-column-width="5190*"/>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796cm" fo:margin-left="1.034cm" fo:margin-right="0.87cm" table:align="margins" style:writing-mode="lr-tb"/>
    </style:style>
    <style:style style:name="Tabelle7.A" style:family="table-column">
      <style:table-column-properties style:column-width="6.641cm" style:rel-column-width="3765*"/>
    </style:style>
    <style:style style:name="Tabelle7.B" style:family="table-column">
      <style:table-column-properties style:column-width="9.155cm" style:rel-column-width="5190*"/>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nap-to-layout-grid="false"/>
    </style:style>
    <style:style style:name="P16"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align="justify" style:justify-single-word="false" fo:text-indent="0.046cm" style:auto-text-indent="false" style:snap-to-layout-grid="false"/>
    </style:style>
    <style:style style:name="P18" style:family="paragraph" style:parent-style-name="Title">
      <style:paragraph-properties fo:text-align="justify"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style>
    <style:style style:name="P22" style:family="paragraph" style:parent-style-name="Table">
      <style:paragraph-properties fo:margin-left="1cm" fo:margin-right="0cm" fo:text-indent="0cm" style:auto-text-indent="false"/>
    </style:style>
    <style:style style:name="P23" style:family="paragraph" style:parent-style-name="Standard">
      <style:paragraph-properties fo:margin-top="0cm" fo:margin-bottom="0cm" fo:text-align="justify" style:justify-single-word="false" style:snap-to-layout-grid="false"/>
    </style:style>
    <style:style style:name="P24" style:family="paragraph" style:parent-style-name="Standard">
      <style:paragraph-properties fo:margin-top="0cm" fo:margin-bottom="0cm" fo:text-align="start" style:justify-single-word="false" style:snap-to-layout-grid="false"/>
    </style:style>
    <style:style style:name="P25" style:family="paragraph" style:parent-style-name="Standard" style:list-style-name="L2"/>
    <style:style style:name="P26" style:family="paragraph" style:parent-style-name="Standard">
      <style:paragraph-properties fo:text-align="justify" style:justify-single-word="false"/>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5">
      <style:paragraph-properties fo:text-align="justify" style:justify-single-word="false"/>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snap-to-layout-grid="false"/>
    </style:style>
    <style:style style:name="P33"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background-color="transparent"/>
    </style:style>
    <style:style style:name="P35" style:family="paragraph" style:parent-style-name="Standard">
      <style:paragraph-properties fo:text-align="justify" style:justify-single-word="false"/>
      <style:text-properties fo:background-color="transparent"/>
    </style:style>
    <style:style style:name="P36" style:family="paragraph" style:parent-style-name="Standard">
      <style:paragraph-properties fo:text-align="justify" style:justify-single-word="false"/>
      <style:text-properties fo:color="#000000"/>
    </style:style>
    <style:style style:name="P37" style:family="paragraph" style:parent-style-name="Standard">
      <style:paragraph-properties>
        <style:tab-stops>
          <style:tab-stop style:position="1.693cm"/>
        </style:tab-stops>
      </style:paragraph-properties>
    </style:style>
    <style:style style:name="P38" style:family="paragraph" style:parent-style-name="Standard" style:master-page-name="First_20_Page">
      <style:paragraph-properties fo:text-align="justify" style:justify-single-word="false" style:page-number="1"/>
    </style:style>
    <style:style style:name="P39"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0" style:family="paragraph" style:parent-style-name="Standard" style:list-style-name="L3">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1" style:family="paragraph" style:parent-style-name="Standard" style:list-style-name="L7">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2"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3" style:family="paragraph" style:parent-style-name="Standard" style:list-style-name="L1">
      <style:paragraph-properties fo:margin-left="2.275cm" fo:margin-right="0cm" fo:text-indent="-0.635cm" style:auto-text-indent="false">
        <style:tab-stops>
          <style:tab-stop style:position="2.884cm"/>
          <style:tab-stop style:position="4.445cm"/>
          <style:tab-stop style:position="9.128cm"/>
        </style:tab-stops>
      </style:paragraph-properties>
    </style:style>
    <style:style style:name="P44" style:family="paragraph" style:parent-style-name="Standard" style:list-style-name="L1">
      <style:paragraph-properties fo:margin-left="2.275cm" fo:margin-right="0cm" fo:text-indent="-0.635cm" style:auto-text-indent="false">
        <style:tab-stops>
          <style:tab-stop style:position="2.884cm"/>
        </style:tab-stops>
      </style:paragraph-properties>
    </style:style>
    <style:style style:name="P45" style:family="paragraph" style:parent-style-name="Standard" style:list-style-name="L6">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46" style:family="paragraph" style:parent-style-name="Standard">
      <style:paragraph-properties fo:margin-top="0cm" fo:margin-bottom="0cm" fo:text-align="start" style:justify-single-word="false" style:snap-to-layout-grid="false"/>
    </style:style>
    <style:style style:name="P47" style:family="paragraph" style:parent-style-name="Standard" style:list-style-name="L3">
      <style:paragraph-properties fo:text-align="justify" style:justify-single-word="false" fo:background-color="transparent">
        <style:background-image/>
      </style:paragraph-properties>
    </style:style>
    <style:style style:name="P48" style:family="paragraph" style:parent-style-name="Standard">
      <style:paragraph-properties fo:text-align="start" style:justify-single-word="false" fo:background-color="transparent">
        <style:background-image/>
      </style:paragraph-properties>
    </style:style>
    <style:style style:name="P49" style:family="paragraph" style:parent-style-name="Standard">
      <style:paragraph-properties fo:text-align="start" style:justify-single-word="false" fo:background-color="transparent">
        <style:background-image/>
      </style:paragraph-properties>
      <style:text-properties fo:background-color="transparent"/>
    </style:style>
    <style:style style:name="P5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51" style:family="paragraph" style:parent-style-name="Standard" style:list-style-name="L2">
      <style:paragraph-properties fo:background-color="transparent">
        <style:background-image/>
      </style:paragraph-properties>
    </style:style>
    <style:style style:name="P52" style:family="paragraph" style:parent-style-name="Standard">
      <style:paragraph-properties fo:margin-left="0.635cm" fo:margin-right="0cm" fo:text-align="justify" style:justify-single-word="false" fo:text-indent="0cm" style:auto-text-indent="false"/>
    </style:style>
    <style:style style:name="P53"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5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018cm" fo:margin-right="0.009cm" fo:text-align="start" style:justify-single-word="false" fo:text-indent="0cm" style:auto-text-indent="false"/>
    </style:style>
    <style:style style:name="P59" style:family="paragraph" style:parent-style-name="Table_20_Contents" style:list-style-name="L9">
      <style:paragraph-properties fo:margin-top="0cm" fo:margin-bottom="0.31cm" fo:text-align="start" style:justify-single-word="false"/>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2">
      <style:paragraph-properties fo:text-align="justify" style:justify-single-word="false"/>
    </style:style>
    <style:style style:name="P62"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background-color="transparent"/>
    </style:style>
    <style:style style:name="T8" style:family="text">
      <style:text-properties style:font-weight-asian="bold"/>
    </style:style>
    <style:style style:name="T9" style:family="text">
      <style:text-properties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52cm" fo:text-indent="-0.635cm" fo:margin-left="7.752cm"/>
        </style:list-level-properties>
      </text:list-level-style-bullet>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8"/>
      <text:p text:style-name="P8"/>
      <text:p text:style-name="P8"/>
      <text:p text:style-name="P8"/>
      <text:p text:style-name="P8"/>
      <text:p text:style-name="P8"/>
      <text:p text:style-name="P8"/>
      <text:p text:style-name="P8"/>
      <text:p text:style-name="P18"><text:reference-mark-start text:name="Titel"/>Testplan<text:reference-mark-end text:name="Titel"/></text:p>
      <text:p text:style-name="P8">Für das studentische Projekt <text:span text:style-name="T2"><text:subject>Sichere Eisenbahnsteuerung</text:subject></text:span></text:p>
      <text:p text:style-name="P8"/>
      <text:p text:style-name="P8"/>
      <text:p text:style-name="P8"/>
      <text:p text:style-name="P16"><text:span text:style-name="T5">Datum</text:span><text:tab/><text:modification-date style:data-style-name="N36">22.04.2010</text:modification-date></text:p>
      <text:p text:style-name="P16"><text:span text:style-name="T5">Quelle</text:span><text:tab/>ProVista</text:p>
      <text:p text:style-name="P16"><text:span text:style-name="T5">Autoren</text:span><text:tab/>Norman Nieß</text:p>
      <text:p text:style-name="P16"><text:tab/>Kai Dziembala</text:p>
      <text:p text:style-name="P16"><text:span text:style-name="T5">Version</text:span><text:tab/><text:reference-mark-start text:name="Version"/><text:span text:style-name="Version_20_Char">0.6</text:span><text:reference-mark-end text:name="Version"/></text:p>
      <text:p text:style-name="P16"><text:span text:style-name="T5">Status</text:span><text:tab/>zum Review freigegeben</text:p>
      <text:p text:style-name="P16"/>
      <text:p text:style-name="P8"/>
      <text:p text:style-name="P8"/>
      <text:p text:style-name="P8"/>
      <text:p text:style-name="P8"/>
      <text:p text:style-name="P8"/>
      <text:p text:style-name="P8"/>
      <text:p text:style-name="P8"/>
      <text:h text:style-name="P60"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7">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3">Kai Dziembala</text:p>
            <text:p text:style-name="P23">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3">Kai Dziembala</text:p>
            <text:p text:style-name="P23">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5">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4">Kai Dziembala</text:p>
            <text:p text:style-name="P15">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4">Kai Dziembala</text:p>
            <text:p text:style-name="P15">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4">Kai Dziembala</text:p>
            <text:p text:style-name="P15">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60"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5">1 Historie<text:tab/>2</text:p>
          <text:p text:style-name="P55">2 Inhaltsverzeichnis<text:tab/>3</text:p>
          <text:p text:style-name="P55">3 Einleitung<text:tab/>5</text:p>
          <text:p text:style-name="P56">3.1 Referenzierte Dokumente<text:tab/>5</text:p>
          <text:p text:style-name="P55">4 Planungsdaten<text:tab/>6</text:p>
          <text:p text:style-name="P56">4.1 Verantwortlichkeiten<text:tab/>6</text:p>
          <text:p text:style-name="P56">4.2 Zeitliche Planung<text:tab/>6</text:p>
          <text:p text:style-name="P55">5 Strukturplan<text:tab/>7</text:p>
          <text:p text:style-name="P56">5.1 Zu testende Systemumgebungs-Komponenten:<text:tab/>7</text:p>
          <text:p text:style-name="P56">5.2 Zu testende Hardware-Komponenten:<text:tab/>7</text:p>
          <text:p text:style-name="P56">5.3 Zu testende Software-Module:<text:tab/>7</text:p>
          <text:p text:style-name="P55">6 Hardware-Konfiguration<text:tab/>8</text:p>
          <text:p text:style-name="P55">7 Software-Konfiguration<text:tab/>9</text:p>
          <text:p text:style-name="P55">8 Randbedingungen<text:tab/>10</text:p>
          <text:p text:style-name="P55">9 Testziele<text:tab/>11</text:p>
          <text:p text:style-name="P56">9.1 Überprüfungskriterien für Testziel Nr. 1<text:tab/>11</text:p>
          <text:p text:style-name="P56">9.2 Überprüfungskriterien für Testziel Nr. 2<text:tab/>11</text:p>
          <text:p text:style-name="P56">9.3 Überprüfungskriterien für Testziel Nr. 3<text:tab/>12</text:p>
          <text:p text:style-name="P56">9.4 Überprüfungskriterien für Testziel Nr. 4<text:tab/>13</text:p>
          <text:p text:style-name="P55">10 Testabdeckung<text:tab/>14</text:p>
          <text:p text:style-name="P56">10.1 Testabdeckung für das Testziel Nr. 1<text:tab/>14</text:p>
          <text:p text:style-name="P56">10.2 Testabdeckung für das Testziel Nr. 2<text:tab/>14</text:p>
          <text:p text:style-name="P56">10.3 Testabdeckung für das Testziel Nr. 3<text:tab/>16</text:p>
          <text:p text:style-name="P56">10.4 Testabdeckung für das Testziel Nr. 4<text:tab/>16</text:p>
          <text:p text:style-name="P55">11 Testverfahren<text:tab/>17</text:p>
          <text:p text:style-name="P55">12 Testbeginn<text:tab/>18</text:p>
          <text:p text:style-name="P55">13 Testreihenfolge<text:tab/>19</text:p>
          <text:p text:style-name="P55"><text:soft-page-break/>14 Testende<text:tab/>20</text:p>
          <text:p text:style-name="P55">15 Testdaten<text:tab/>21</text:p>
        </text:index-body>
      </text:table-of-content>
      <text:p text:style-name="P10"/>
      <text:h text:style-name="P60"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2" text:outline-level="2">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60" text:outline-level="1">Planungsdaten</text:h>
      <text:h text:style-name="P61" text:outline-level="2">Verantwortlichkeiten</text:h>
      <text:p text:style-name="P8">Für die Testdurchführung sind alle Projektmitglieder verantwortlich.</text:p>
      <text:p text:style-name="P8"/>
      <text:h text:style-name="P61"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9">Zeitpunkt</text:p>
          </table:table-cell>
          <table:table-cell table:style-name="Zeitplanung.B1" office:value-type="string">
            <text:p text:style-name="P19">Tätigkeit</text:p>
          </table:table-cell>
        </table:table-row>
        <table:table-row>
          <table:table-cell table:style-name="Zeitplanung.A2" office:value-type="date" office:date-value="2010-03-25">
            <text:p text:style-name="P20">25.03.2010</text:p>
          </table:table-cell>
          <table:table-cell table:style-name="Zeitplanung.B2" office:value-type="string">
            <text:p text:style-name="P21">Beginn der Testplanung.</text:p>
          </table:table-cell>
        </table:table-row>
        <table:table-row>
          <table:table-cell table:style-name="Zeitplanung.A2" office:value-type="date" office:date-value="2010-04-15">
            <text:p text:style-name="P20">15.04.2010</text:p>
          </table:table-cell>
          <table:table-cell table:style-name="Zeitplanung.B2" office:value-type="string">
            <text:p text:style-name="P21">Beginn der Testspezifikation.</text:p>
          </table:table-cell>
        </table:table-row>
        <table:table-row>
          <table:table-cell table:style-name="Zeitplanung.A4" office:value-type="string">
            <text:p text:style-name="P20">Ende Mai</text:p>
          </table:table-cell>
          <table:table-cell table:style-name="Zeitplanung.B2" office:value-type="string">
            <text:p text:style-name="P21">Beginn der Tests</text:p>
          </table:table-cell>
        </table:table-row>
      </table:table>
      <text:p text:style-name="P22">Tabelle <text:sequence text:ref-name="refTable0" text:name="Table" text:formula="ooow:Table+1" style:num-format="1">1</text:sequence>: Zeitplanung der Tests</text:p>
      <text:p text:style-name="P8"/>
      <text:h text:style-name="P60"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0394744" text:style-name="L1">
        <text:list-item>
          <text:p text:style-name="P39">Aufbau des Schienennetzes</text:p>
        </text:list-item>
        <text:list-item>
          <text:p text:style-name="P39">Weichen</text:p>
        </text:list-item>
        <text:list-item>
          <text:p text:style-name="P39">Entkoppler</text:p>
        </text:list-item>
        <text:list-item>
          <text:p text:style-name="P39">Lokomotiven (+Wagons)</text:p>
        </text:list-item>
      </text:list>
      <text:h text:style-name="Heading_20_2" text:outline-level="2">Zu testende Hardware-Komponenten:</text:h>
      <text:list xml:id="list35313168" text:continue-list="list30394744" text:style-name="L1">
        <text:list-item text:start-value="1">
          <text:p text:style-name="P39">Stromversorgung (Transformatoren)</text:p>
        </text:list-item>
        <text:list-item>
          <text:p text:style-name="P39">Multimaus</text:p>
        </text:list-item>
        <text:list-item>
          <text:p text:style-name="P39">DCC-Verstärker</text:p>
        </text:list-item>
        <text:list-item>
          <text:p text:style-name="P39">Not-Aus-Relais</text:p>
        </text:list-item>
        <text:list-item>
          <text:p text:style-name="P39">Hall-Sensoren</text:p>
        </text:list-item>
        <text:list-item>
          <text:p text:style-name="P39">S88-Rückmeldemodule</text:p>
        </text:list-item>
        <text:list-item>
          <text:p text:style-name="P39">Mikrocontroller</text:p>
        </text:list-item>
        <text:list-item>
          <text:p text:style-name="P39">XpressNet-Adapter</text:p>
        </text:list-item>
        <text:list-item>
          <text:p text:style-name="P39">Arduino</text:p>
        </text:list-item>
      </text:list>
      <text:h text:style-name="Heading_20_2" text:outline-level="2">Zu testende Software-Module:</text:h>
      <text:list xml:id="list35322138" text:continue-list="list35313168" text:style-name="L1">
        <text:list-item text:start-value="1">
          <text:p text:style-name="P39">Fahrprogramm</text:p>
        </text:list-item>
        <text:list-item>
          <text:p text:style-name="P39">Leitzentrale</text:p>
        </text:list-item>
        <text:list-item>
          <text:p text:style-name="P39">Befehlsvalidierung</text:p>
        </text:list-item>
        <text:list-item>
          <text:p text:style-name="P39">Ergebnisvalidierung</text:p>
        </text:list-item>
        <text:list-item>
          <text:p text:style-name="P39">S88-Treiber</text:p>
        </text:list-item>
        <text:list-item>
          <text:p text:style-name="P39">SSC-Treiber</text:p>
        </text:list-item>
        <text:list-item>
          <text:p text:style-name="P39">RS232-Treiber</text:p>
        </text:list-item>
        <text:list-item>
          <text:p text:style-name="P39">Not-Aus-Treiber</text:p>
        </text:list-item>
        <text:list-item>
          <text:p text:style-name="P39">Betriebsmittelverwaltung</text:p>
        </text:list-item>
        <text:list-item>
          <text:p text:style-name="P39">Auditing System</text:p>
        </text:list-item>
        <text:list-item>
          <text:p text:style-name="P39">Software Watchdog</text:p>
        </text:list-item>
      </text:list>
      <text:h text:style-name="P60"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60" text:outline-level="1">Software-Konfiguration</text:h>
      <text:p text:style-name="Standard">Die zu testenden Software-Module entsprechen den später im Real-Einsatz verwendeten und sind im Software-Design Dokument beschrieben.</text:p>
      <text:p text:style-name="Standard">Dabei dient die Programmierumgebung „Keil µVision4“ und der Logikanalysator „Agilent Logic Wave“ als Testwerkzeuge.</text:p>
      <text:p text:style-name="Standard"/>
      <text:h text:style-name="P60"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60" text:outline-level="1">Testziele</text:h>
      <text:p text:style-name="Standard">In dem Projekt „Sichere Eisenbahnsteuerung“ im Sommersemester 2010 gibt es vier Haupttestziele, die aus dem Pflichtenheft entnommen sind:</text:p>
      <text:list xml:id="list30409100" text:style-name="L2">
        <text:list-item>
          <text:p text:style-name="P25">Die Systemumgebung erfüllt die im Pflichtenheft spezifizierten Bedingungen (Kapitel 4.2).</text:p>
        </text:list-item>
        <text:list-item>
          <text:p text:style-name="P25">Das Gesamtsystem erfüllt die Fahraufgabe gemäß der Vorgabe im Pflichtenheft (Kapitel 6).</text:p>
        </text:list-item>
        <text:list-item>
          <text:p text:style-name="P25">Trotz Ausfall höchstens einer Hardware-Komponente zur Zeit bleibt das Gesamtsystem ohne Kollisionen. </text:p>
        </text:list-item>
        <text:list-item>
          <text:p text:style-name="P51">Auditing-Logs werden, sowohl bei regulärer Abarbeitung der Fahraufgabe, als auch im Fehlerfall, gemäß der Spezifikation im Pflichtenheft (Kap<text:span text:style-name="T7">itel 6.2), </text:span>an einem angeschlossen Rechner ausgegeben.</text:p>
        </text:list-item>
      </text:list>
      <text:p text:style-name="Standard"/>
      <text:h text:style-name="Heading_20_2" text:outline-level="2">Überprüfungskriterien für Testziel Nr. 1</text:h>
      <text:list xml:id="list30396309" text:style-name="L3">
        <text:list-item>
          <text:p text:style-name="P27">Ist das Schienennetz entsprechend dem Pflichtenheft (Kapit<text:span text:style-name="T7">el 5.1, Abbildung 2) a</text:span>ufgebaut?</text:p>
        </text:list-item>
        <text:list-item>
          <text:p text:style-name="P27">Sind die Weichen entsprechend der Betriebsanleitung verstellbar?</text:p>
        </text:list-item>
        <text:list-item>
          <text:p text:style-name="P27">Reagieren die Entkoppler entsprechend der Ansteuerung laut der Betriebsanleitung? </text:p>
        </text:list-item>
        <text:list-item>
          <text:p text:style-name="P27">Sind die Lokomotiven mit den entsprechenden Wagons laut Pflichtenheft (Kapit<text:span text:style-name="T7">el 6.1</text:span>) gekoppelt und positioniert?</text:p>
        </text:list-item>
        <text:list-item>
          <text:p text:style-name="P27">Werden die Motoren der Lokomotiven mittels der DCC-Signale von der Multimaus getreu der Betriebsanleitung angesteuert?</text:p>
        </text:list-item>
      </text:list>
      <text:p text:style-name="P8"/>
      <text:h text:style-name="Heading_20_2" text:outline-level="2">Überprüfungskriterien für Testziel Nr. 2</text:h>
      <text:list xml:id="list35298403" text:continue-numbering="true" text:style-name="L3">
        <text:list-item>
          <text:p text:style-name="P33">Hardwarekomponenten</text:p>
        </text:list-item>
      </text:list>
      <text:p text:style-name="P53">Die Hardwarekomponenten werden außerhalb des regulären Fahrbetriebs überprüft.</text:p>
      <text:list xml:id="list35312673" text:continue-numbering="true" text:style-name="L3">
        <text:list-item>
          <text:list>
            <text:list-item>
              <text:p text:style-name="P27">Lassen sich die Lokomotiven manuell mit der Multimaus über das Schienennetz bewegen? → Testet: Multimaus und DCC-Verstärker (+Transformator)</text:p>
            </text:list-item>
            <text:list-item>
              <text:p text:style-name="P27">Schließen die Not-Aus-Relais bei angelegter Spannung von 5V?</text:p>
            </text:list-item>
            <text:list-item>
              <text:p text:style-name="P47">Sind die<text:span text:style-name="T7"> Resultate des Testprogramms „Test_Hardware“ entsprechend der Testspezifikation „Testspezifikation_Hardwaretest“?</text:span> → Testet: Multimaus, XpressNet, beide Mikrocontroller (+Transformatoren) und Arduino</text:p>
            </text:list-item>
            <text:list-item>
              <text:p text:style-name="P27"><text:span text:style-name="T7">Sind die Resultate des Testprogramms „Test_Sensordaten“ unter Verwendung eines Logik-Analysators entsprechend der Testspezifikation „Testspezifikation_Sensordatentest“?</text:span> → Testet: Hall-Sensoren und beide S88-Rückmeldemodule</text:p>
            </text:list-item>
          </text:list>
        </text:list-item>
        <text:list-item>
          <text:p text:style-name="P40">Software-Module</text:p>
        </text:list-item>
      </text:list>
      <text:p text:style-name="P52">Die Testüberprüfungen der Software-Module erfolgen 'offline' und ohne Hardwarekomponenten auf einem Rechner.</text:p>
      <text:list xml:id="list35304506" text:continue-numbering="true" text:style-name="L3">
        <text:list-item>
          <text:list>
            <text:list-item>
              <text:p text:style-name="P27">Sind die Testresultate des Softwaremoduls „Betriebsmittelverwaltung“ entsprechend der Testspezifikation „Testspezifikation_Betriebsmittelverwaltung“?</text:p>
            </text:list-item>
            <text:list-item>
              <text:p text:style-name="P27">Sind die Testresultate des Softwaremoduls „S88-Treiber“ entsprechend der Testspezifikation „Testspezifikation_S88-Treiber“?</text:p>
            </text:list-item>
            <text:list-item>
              <text:p text:style-name="P27">Sind die Testresultate des Softwaremoduls „SSC-Treiber“ entsprechend der Testspezifikation „Testspezifikation_SSC-Treiber“?</text:p>
            </text:list-item>
            <text:list-item>
              <text:p text:style-name="P27">Sind die Testresultate des Softwaremoduls „RS232-Treiber“ entsprechend der Testspezifikation „Testspezifikation_RS232-Treiber“?</text:p>
            </text:list-item>
            <text:list-item>
              <text:p text:style-name="P27">Sind die Testresultate des Softwaremoduls „Befehlsvalidierung“ entsprechend der Testspezifikation „Testspezifikation_Befehlsvalidierung“?</text:p>
            </text:list-item>
            <text:list-item>
              <text:p text:style-name="P27">Sind die Testresultate des Softwaremoduls „Ergebnisvalidierung“ entsprechend der Testspezifikation „Testspezifikation_Ergebnisvalidierung“?</text:p>
            </text:list-item>
            <text:list-item>
              <text:p text:style-name="P27">Sind die Testresultate des Softwaremoduls „Auditing-System“ entsprechend der Testspezifikation „Testspezifikation_Auditing-System“?</text:p>
            </text:list-item>
            <text:list-item>
              <text:p text:style-name="P27">Sind die Testresultate des Softwaremoduls „SW-Watchdog“ entsprechend der Testspezifikation „Testspezifikation_SW-Watchdog“?</text:p>
            </text:list-item>
            <text:list-item>
              <text:p text:style-name="P27">Sind die Testresultate des Softwaremoduls „Fahrprogramm“ entsprechend der Testspezifikation „Testspezifikation_Fahrprogramm“?</text:p>
            </text:list-item>
            <text:list-item>
              <text:p text:style-name="P27">Sind die Testresultate des Softwaremoduls „Leitzentrale“ entsprechend der Testspezifikation „Testspezifikation_Leitzentrale“?</text:p>
            </text:list-item>
          </text:list>
        </text:list-item>
      </text:list>
      <text:p text:style-name="P8"/>
      <text:h text:style-name="Heading_20_2" text:outline-level="2">Überprüfungskriterien für Testziel Nr. 3</text:h>
      <text:p text:style-name="P30">Alle Testüberprüfungen erfolgen aus dem regulären, mikrocontrollergesteuertem Fahrbetrieb.</text:p>
      <text:list xml:id="list30393979" text:style-name="L4">
        <text:list-item>
          <text:p text:style-name="P28">Bei ausschalten eines S88-Rückmeldemoduls wird ein Not-Aus ausgelöst.</text:p>
        </text:list-item>
        <text:list-item>
          <text:p text:style-name="P28">Bei ausschalten eines Mikrocontrollers wird ein Not-Aus ausgelöst.</text:p>
        </text:list-item>
        <text:list-item>
          <text:p text:style-name="P28">Bei Entfernung der Multimaus bleiben die Loks sofort stehen.</text:p>
        </text:list-item>
        <text:list-item>
          <text:p text:style-name="P28">Bei Entfernung des XpressNet-Adapters wird ein Not-Aus ausgelöst.</text:p>
        </text:list-item>
        <text:list-item>
          <text:p text:style-name="P28">Bei ausschalten des DCC-Verstärkers bleiben die Loks sofort stehen.</text:p>
        </text:list-item>
        <text:list-item>
          <text:p text:style-name="P28">Bei Unterbrechung der Spannungsversorgung eines Not-Aus-Relais bleiben die Loks sofort stehen.</text:p>
        </text:list-item>
        <text:list-item>
          <text:p text:style-name="P28">Bei Ausfall eines Hall-Sensors wird ein Not-Aus ausgelöst.</text:p>
        </text:list-item>
        <text:list-item>
          <text:p text:style-name="P28">Ausschalten des Arduinos führt nicht zu Kollisionen.</text:p>
        </text:list-item>
      </text:list>
      <text:h text:style-name="Heading_20_2" text:outline-level="2"><text:soft-page-break/><text:span text:style-name="T5">Überprüfungskriterien für Testziel Nr. 4</text:span></text:h>
      <text:p text:style-name="P30">Alle Testüberprüfungen erfolgen aus dem regulären, mikrocontrollergesteuertem Fahrbetrieb.</text:p>
      <text:list xml:id="list35322419" text:continue-list="list35304506" text:style-name="L3">
        <text:list-item>
          <text:p text:style-name="P27">Werden bei regulärer Abarbeitung der Fahraufgabe Auditing-Logs gemäß Vorgabe im Pflichtenheft (Kapitel <text:span text:style-name="T7">6.2</text:span>) ausgegeben.</text:p>
        </text:list-item>
        <text:list-item>
          <text:p text:style-name="P27">Bei beabsichtigter Auslösung eines Not-Aus-Zustandes ( z.B: Entfernung einer Sensorsignalleitung an einem S88-Rückmeldemodul) wird der Not-Aus-Grund als Auditing-log ausgegeben.</text:p>
        </text:list-item>
      </text:list>
      <text:p text:style-name="P8"/>
      <text:h text:style-name="P60"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Heading_20_2" text:outline-level="2"><text:span text:style-name="T5">Testabdeckung für das Testziel Nr. 1</text:span></text:h>
      <table:table table:name="Tabelle3" table:style-name="Tabelle3">
        <table:table-column table:style-name="Tabelle3.A"/>
        <table:table-column table:style-name="Tabelle3.B"/>
        <table:table-row>
          <table:table-cell table:style-name="Tabelle3.A1" office:value-type="string">
            <text:p text:style-name="P20">Testüberprüfung</text:p>
          </table:table-cell>
          <table:table-cell table:style-name="Tabelle3.B1" office:value-type="string">
            <text:p text:style-name="P20">Testabdeckung</text:p>
          </table:table-cell>
        </table:table-row>
        <table:table-row>
          <table:table-cell table:style-name="Tabelle3.A2" office:value-type="string">
            <text:p text:style-name="P31">Aufbau des Schienennetzes</text:p>
          </table:table-cell>
          <table:table-cell table:style-name="Tabelle3.B2" office:value-type="string">
            <text:p text:style-name="P58">einmalige Überprüfung aller Streckensegmente</text:p>
          </table:table-cell>
        </table:table-row>
        <table:table-row>
          <table:table-cell table:style-name="Tabelle3.A2" office:value-type="string">
            <text:p text:style-name="P31">Verstellbarkeit der Weichen</text:p>
          </table:table-cell>
          <table:table-cell table:style-name="Tabelle3.B2" office:value-type="string">
            <text:p text:style-name="P58">Jede Weiche wird jeweils zweimal manuell und <text:s text:c="3"/>viermal <text:s/>elektrisch mittels Multimaus verstellt.</text:p>
          </table:table-cell>
        </table:table-row>
        <table:table-row>
          <table:table-cell table:style-name="Tabelle3.A2" office:value-type="string">
            <text:p text:style-name="P31">Ansteuerung der Entkoppler</text:p>
          </table:table-cell>
          <table:table-cell table:style-name="Tabelle3.B2" office:value-type="string">
            <text:p text:style-name="P58">Jeder Entkoppler wird einmal manuell und zweimal elektrisch mittels Multimaus angesteuert</text:p>
          </table:table-cell>
        </table:table-row>
        <table:table-row>
          <table:table-cell table:style-name="Tabelle3.A2" office:value-type="string">
            <text:p text:style-name="P31">Kopplung und Positionierung der Lokomotiven/ Wagons</text:p>
          </table:table-cell>
          <table:table-cell table:style-name="Tabelle3.B2" office:value-type="string">
            <text:p text:style-name="P58">Position auf der Strecke, sowie die Kopplungen zwischen den Wagons/ Lokomotiven wird einmal überprüft.</text:p>
          </table:table-cell>
        </table:table-row>
        <table:table-row>
          <table:table-cell table:style-name="Tabelle3.A2" office:value-type="string">
            <text:p text:style-name="P31">Ansteuerung der Lokomotiven</text:p>
          </table:table-cell>
          <table:table-cell table:style-name="Tabelle3.B2" office:value-type="string">
            <text:p text:style-name="P58">Schwarze und rote Lokomotive werden jeweils einmal vorwärts, sowie rückwärts über das gesamte Streckennetz bewegt.</text:p>
          </table:table-cell>
        </table:table-row>
      </table:table>
      <text:p text:style-name="P8"/>
      <text:h text:style-name="Heading_20_2" text:outline-level="2">Testabdeckung für das Testziel Nr. 2</text:h>
      <text:list xml:id="list31507040" text:style-name="L9">
        <text:list-item>
          <text:p text:style-name="P59"><text:span text:style-name="T3">Hardwarekomponenten</text:span></text:p>
        </text:list-item>
      </text:list>
      <table:table table:name="Tabelle4" table:style-name="Tabelle4">
        <table:table-column table:style-name="Tabelle4.A"/>
        <table:table-column table:style-name="Tabelle4.B"/>
        <table:table-row>
          <table:table-cell table:style-name="Tabelle4.A1" office:value-type="string">
            <text:p text:style-name="P20">Testüberprüfung</text:p>
          </table:table-cell>
          <table:table-cell table:style-name="Tabelle4.B1" office:value-type="string">
            <text:p text:style-name="P20">Testabdeckung</text:p>
          </table:table-cell>
        </table:table-row>
        <table:table-row>
          <table:table-cell table:style-name="Tabelle4.A2" office:value-type="string">
            <text:p text:style-name="P31">Funktionalität der Multimaus und des DCC-Verstärkers</text:p>
          </table:table-cell>
          <table:table-cell table:style-name="Tabelle4.B2" office:value-type="string">
            <text:p text:style-name="P58">Wird durch die Testdurchführung für Testziel 1 bereits abgedeckt.</text:p>
          </table:table-cell>
        </table:table-row>
        <table:table-row>
          <table:table-cell table:style-name="Tabelle4.A2" office:value-type="string">
            <text:p text:style-name="P31">Schließfunktion der Not-Aus-Relais</text:p>
          </table:table-cell>
          <table:table-cell table:style-name="Tabelle4.B2" office:value-type="string">
            <text:p text:style-name="P58">dreimaliger Betätigung jedes einzelnen Not-Aus-Relais'</text:p>
          </table:table-cell>
        </table:table-row>
        <table:table-row>
          <table:table-cell table:style-name="Tabelle4.A2" office:value-type="string">
            <text:p text:style-name="P48"><text:span text:style-name="T7">Testprogramm „Test_Hardware“</text:span></text:p>
          </table:table-cell>
          <table:table-cell table:style-name="Tabelle4.B2" office:value-type="string">
            <text:p text:style-name="P58">einmalige Durchführung des Testprogramms</text:p>
          </table:table-cell>
        </table:table-row>
        <table:table-row>
          <table:table-cell table:style-name="Tabelle4.A2" office:value-type="string">
            <text:p text:style-name="P34">Testprogramm „Test_Sensordaten“</text:p>
          </table:table-cell>
          <table:table-cell table:style-name="Tabelle4.B2" office:value-type="string">
            <text:p text:style-name="P58">einmalige Durchführung des Testprogramms </text:p>
          </table:table-cell>
        </table:table-row>
      </table:table>
      <text:p text:style-name="P8"/>
      <text:list xml:id="list30525835" text:style-name="L7">
        <text:list-item>
          <text:p text:style-name="P41">Software-Module</text:p>
        </text:list-item>
      </text:list>
      <table:table table:name="Tabelle5" table:style-name="Tabelle5">
        <table:table-column table:style-name="Tabelle5.A"/>
        <table:table-column table:style-name="Tabelle5.B"/>
        <table:table-row>
          <table:table-cell table:style-name="Tabelle5.A1" office:value-type="string">
            <text:p text:style-name="P20">Testüberprüfung</text:p>
          </table:table-cell>
          <table:table-cell table:style-name="Tabelle5.B1" office:value-type="string">
            <text:p text:style-name="P20">Testabdeckung</text:p>
          </table:table-cell>
        </table:table-row>
        <table:table-row>
          <table:table-cell table:style-name="Tabelle5.A2" office:value-type="string">
            <text:p text:style-name="P34">Testprogramm „Test_Betriebsmittelverwaltung“</text:p>
          </table:table-cell>
          <table:table-cell table:style-name="Tabelle5.B2" office:value-type="string">
            <text:p text:style-name="P58">einmalige Durchführung des Testprogramms</text:p>
          </table:table-cell>
        </table:table-row>
        <table:table-row>
          <table:table-cell table:style-name="Tabelle5.A2" office:value-type="string">
            <text:p text:style-name="P34">Testprogramm „Test_S88-Treiber“</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SSC-Treiber“</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xt:span text:style-name="T7">Testprogramm „Test_RS232-Treiber“</text:span></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Befehlsvalidierung“</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Ergebnisvalidierung“</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Auditing-System“</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SW-Watchdog“</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Fahrprogramm“</text:p>
          </table:table-cell>
          <table:table-cell table:style-name="Tabelle5.B2" office:value-type="string">
            <text:p text:style-name="P58">einmalige Durchführung des Testprogramms</text:p>
          </table:table-cell>
        </table:table-row>
        <table:table-row>
          <table:table-cell table:style-name="Tabelle5.A2" office:value-type="string">
            <text:p text:style-name="P49">Testprogramm „Test_Leitzentrale“</text:p>
          </table:table-cell>
          <table:table-cell table:style-name="Tabelle5.B2" office:value-type="string">
            <text:p text:style-name="P58">einmalige Durchführung des Testprogramms</text:p>
          </table:table-cell>
        </table:table-row>
      </table:table>
      <text:p text:style-name="P8"/>
      <text:h text:style-name="P62" text:outline-level="2"><text:span text:style-name="T5">Testabdeckung für das Testziel Nr. 3</text:span></text:h>
      <table:table table:name="Tabelle6" table:style-name="Tabelle6">
        <table:table-column table:style-name="Tabelle6.A"/>
        <table:table-column table:style-name="Tabelle6.B"/>
        <table:table-row>
          <table:table-cell table:style-name="Tabelle6.A1" office:value-type="string">
            <text:p text:style-name="P20">Testüberprüfung</text:p>
          </table:table-cell>
          <table:table-cell table:style-name="Tabelle6.B1" office:value-type="string">
            <text:p text:style-name="P20">Testabdeckung</text:p>
          </table:table-cell>
        </table:table-row>
        <table:table-row>
          <table:table-cell table:style-name="Tabelle6.A2" office:value-type="string">
            <text:p text:style-name="P35">Ausschalten eines S88-Rückmeldemoduls </text:p>
          </table:table-cell>
          <table:table-cell table:style-name="Tabelle6.B2" office:value-type="string">
            <text:p text:style-name="P58">zweimalige Überprüfung pro Rückmeldemodul</text:p>
          </table:table-cell>
        </table:table-row>
        <table:table-row>
          <table:table-cell table:style-name="Tabelle6.A2" office:value-type="string">
            <text:p text:style-name="P35">Ausschalten eines Mikrocontrollers</text:p>
          </table:table-cell>
          <table:table-cell table:style-name="Tabelle6.B2" office:value-type="string">
            <text:p text:style-name="P58">zweimalige Überprüfung pro Mikrocontroller</text:p>
          </table:table-cell>
        </table:table-row>
        <table:table-row>
          <table:table-cell table:style-name="Tabelle6.A2" office:value-type="string">
            <text:p text:style-name="P50">Entfernung der Multimaus</text:p>
          </table:table-cell>
          <table:table-cell table:style-name="Tabelle6.B2" office:value-type="string">
            <text:p text:style-name="P58">zweimalige Überprüfung</text:p>
          </table:table-cell>
        </table:table-row>
        <table:table-row>
          <table:table-cell table:style-name="Tabelle6.A2" office:value-type="string">
            <text:p text:style-name="P50">Entfernung des XpressNet-Adapters</text:p>
          </table:table-cell>
          <table:table-cell table:style-name="Tabelle6.B2" office:value-type="string">
            <text:p text:style-name="P58">zweimalige Überprüfung</text:p>
          </table:table-cell>
        </table:table-row>
        <table:table-row>
          <table:table-cell table:style-name="Tabelle6.A2" office:value-type="string">
            <text:p text:style-name="P50">Ausschalten des DCC-Verstärkers</text:p>
          </table:table-cell>
          <table:table-cell table:style-name="Tabelle6.B2" office:value-type="string">
            <text:p text:style-name="P58">zweimalige Überprüfung</text:p>
          </table:table-cell>
        </table:table-row>
        <table:table-row>
          <table:table-cell table:style-name="Tabelle6.A2" office:value-type="string">
            <text:p text:style-name="P50">Unterbrechung der Spannungsversorgung eines Not-Aus-Relais</text:p>
          </table:table-cell>
          <table:table-cell table:style-name="Tabelle6.B2" office:value-type="string">
            <text:p text:style-name="P58">zweimalige Überprüfung pro Not-Aus-Relais</text:p>
          </table:table-cell>
        </table:table-row>
        <table:table-row>
          <table:table-cell table:style-name="Tabelle6.A2" office:value-type="string">
            <text:p text:style-name="P50">Ausfall eines Hall-Sensors</text:p>
          </table:table-cell>
          <table:table-cell table:style-name="Tabelle6.B2" office:value-type="string">
            <text:p text:style-name="P58">Jeder Sensor des Systems wird einmal vom entsprechenden S88-Rückmeldemodul entfernt.</text:p>
          </table:table-cell>
        </table:table-row>
        <table:table-row>
          <table:table-cell table:style-name="Tabelle6.A2" office:value-type="string">
            <text:p text:style-name="P50">Ausschalten des Arduinos</text:p>
          </table:table-cell>
          <table:table-cell table:style-name="Tabelle6.B2" office:value-type="string">
            <text:p text:style-name="P58">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0">Testüberprüfung</text:p>
          </table:table-cell>
          <table:table-cell table:style-name="Tabelle7.B1" office:value-type="string">
            <text:p text:style-name="P20">Testabdeckung</text:p>
          </table:table-cell>
        </table:table-row>
        <table:table-row>
          <table:table-cell table:style-name="Tabelle7.A2" office:value-type="string">
            <text:p text:style-name="P34">Ausgabe der Auditing-Logs im regulären Betrieb</text:p>
          </table:table-cell>
          <table:table-cell table:style-name="Tabelle7.B2" office:value-type="string">
            <text:p text:style-name="P58">Überwachung über 2 Fahraufgabenzyklen.</text:p>
          </table:table-cell>
        </table:table-row>
        <table:table-row>
          <table:table-cell table:style-name="Tabelle7.A2" office:value-type="string">
            <text:p text:style-name="P34">Ausgabe der Auditing-Logs im Not-Aus-Zustand</text:p>
          </table:table-cell>
          <table:table-cell table:style-name="Tabelle7.B2" office:value-type="string">
            <text:p text:style-name="P58">Jedes 'Not-Aus'-Auditing-Log, welches im Pflichtenheft spezifiziert ist, muss einmal ausgelöst werden.</text:p>
          </table:table-cell>
        </table:table-row>
      </table:table>
      <text:p text:style-name="P8"/>
      <text:p text:style-name="P8"/>
      <text:h text:style-name="P60" text:outline-level="1">Testverfahren</text:h>
      <text:p text:style-name="P8">Als Testverfahren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60" text:outline-level="1">Testbeginn</text:h>
      <text:p text:style-name="P8">Für den Test der Hardware-Komponenten müssen folgende Bedingungen erfüllt sein:</text:p>
      <text:list xml:id="list30421973" text:style-name="L5">
        <text:list-item>
          <text:p text:style-name="P29">das Gleissystem vollständig aufgebaut,</text:p>
        </text:list-item>
        <text:list-item>
          <text:p text:style-name="P29">sämtliche Hardwarekomponenten verkabelt,</text:p>
        </text:list-item>
        <text:list-item>
          <text:p text:style-name="P29">Stromversorgung vorhanden</text:p>
        </text:list-item>
      </text:list>
      <text:p text:style-name="P8"/>
      <text:p text:style-name="P8">Um mit dem Test der Software-Module beginnen zu können, müssen die automatisierten Testprogramme erstellt sein.</text:p>
      <text:h text:style-name="P60" text:outline-level="1">Testreihenfolge</text:h>
      <text:p text:style-name="P8">Im ersten Schritt werden die Komponenten der Systemumgebung getestet. Dabei wird wie folgt vorgegangen:</text:p>
      <text:list xml:id="list35307793" text:continue-list="list35322138" text:style-name="L1">
        <text:list-item text:start-value="1">
          <text:p text:style-name="P42"><text:tab/>Schienennetz</text:p>
        </text:list-item>
        <text:list-item>
          <text:p text:style-name="P42"><text:tab/>Weichen</text:p>
        </text:list-item>
        <text:list-item>
          <text:p text:style-name="P42"><text:tab/>Entkoppler</text:p>
        </text:list-item>
        <text:list-item>
          <text:p text:style-name="P42"><text:tab/>Position und Kopplung der Lokomotiven und Wagons</text:p>
        </text:list-item>
        <text:list-item>
          <text:p text:style-name="P54">Elektromotoren der Lokomotiven (testet zugleich die Hardwarekomponenten Multimaus und DCC-Verstärker)</text:p>
        </text:list-item>
      </text:list>
      <text:p text:style-name="P37"/>
      <text:p text:style-name="P37">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35323921" text:continue-list="list35307793" text:style-name="L1">
        <text:list-item text:start-value="1">
          <text:p text:style-name="P42"><text:tab/>Not-Aus-Relais</text:p>
        </text:list-item>
        <text:list-item>
          <text:p text:style-name="P42"><text:tab/>Ausführung des Testprogramms „Test_Hardwaretest“</text:p>
        </text:list-item>
        <text:list-item>
          <text:p text:style-name="P42"><text:tab/>Ausgeführt des Testprogramms „Test_Sensordaten“</text:p>
        </text:list-item>
      </text:list>
      <text:p text:style-name="P8"/>
      <text:p text:style-name="P8">Die automatisierten Tests werden in nachstehender Reihenfolge durchgeführt:</text:p>
      <text:list xml:id="list30398186" text:style-name="L6">
        <text:list-item>
          <text:p text:style-name="P45">Betriebsmittelverwaltung</text:p>
        </text:list-item>
        <text:list-item>
          <text:p text:style-name="P45">Not-Aus-Treiber</text:p>
        </text:list-item>
        <text:list-item>
          <text:p text:style-name="P45">S88-Treiber</text:p>
        </text:list-item>
        <text:list-item>
          <text:p text:style-name="P45">SSC-Treiber</text:p>
        </text:list-item>
        <text:list-item>
          <text:p text:style-name="P45">RS232-Treiber</text:p>
        </text:list-item>
        <text:list-item>
          <text:p text:style-name="P45">Software Watchdog</text:p>
        </text:list-item>
        <text:list-item>
          <text:p text:style-name="P45">Auditing-System</text:p>
        </text:list-item>
        <text:list-item>
          <text:p text:style-name="P45">Befehlsvalidierung</text:p>
        </text:list-item>
        <text:list-item>
          <text:p text:style-name="P45">Ergebnisvalidierung</text:p>
        </text:list-item>
        <text:list-item>
          <text:p text:style-name="P45">Fahrprogramm 1</text:p>
        </text:list-item>
        <text:list-item>
          <text:p text:style-name="P45">Fahrprogramm 2</text:p>
        </text:list-item>
        <text:list-item>
          <text:p text:style-name="P45">Leitzentrale</text:p>
        </text:list-item>
      </text:list>
      <text:p text:style-name="P8"/>
      <text:p text:style-name="P8"/>
      <text:h text:style-name="P60"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en der Fahrt entstandenen Auditing-Logs auf einem Rechner einzusehen.</text:p>
      <text:h text:style-name="P60"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10"><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7"><draw:text-box><text:p text:style-name="MP6"/></draw:text-box></draw:frame><text:tab/>Version <text:span text:style-name="MT1"><text:reference-ref text:reference-format="text" text:ref-name="Version">0.6</text:reference-ref></text:span> vom <text:modification-date style:data-style-name="N36">22.04.2010</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40"><draw:text-box><text:p text:style-name="MP6"/></draw:text-box></draw:frame><text:tab/>Version <text:span text:style-name="MT1"><text:reference-ref text:reference-format="text" text:ref-name="Version">0.6</text:reference-ref></text:span> vom <text:modification-date style:data-style-name="N36">22.04.2010</text:modification-date><text:tab/>Seite <text:page-number text:select-page="current">21</text:page-number>/<text:page-count style:num-format="1">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22T15:19:09.48</dc:date>
    <meta:print-date>1998-07-17T19:03:00</meta:print-date>
    <meta:editing-cycles>51</meta:editing-cycles>
    <meta:generator>OpenOffice.org/3.2$Win32 OpenOffice.org_project/320m12$Build-9483</meta:generator>
    <meta:editing-duration>PT29H45M47S</meta:editing-duration>
    <dc:creator>Kai Dziembala</dc:creator>
    <meta:document-statistic meta:table-count="8" meta:image-count="0" meta:object-count="0" meta:page-count="21" meta:paragraph-count="295" meta:word-count="1771" meta:character-count="14596"/>
    <meta:user-defined meta:name="Info 1"/>
    <meta:user-defined meta:name="Info 2"/>
    <meta:user-defined meta:name="Info 3"/>
    <meta:user-defined meta:name="Info 4"/>
  </office:meta>
</office:document-meta>
</file>